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co20" style:family="table-column">
      <style:table-column-properties fo:break-before="auto" style:column-width="1.8909in"/>
    </style:style>
    <style:style style:name="co24" style:family="table-column">
      <style:table-column-properties fo:break-before="auto" style:column-width="2.2429in"/>
    </style:style>
    <style:style style:name="co25" style:family="table-column">
      <style:table-column-properties fo:break-before="auto" style:column-width="1.3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  <table:table-row table:style-name="ro1">
          <table:table-cell office:value-type="string">
            <text:p>shellstone</text:p>
          </table:table-cell>
          <table:table-cell/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mobs.A1:mobs.E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8">12/08/2025</text:date>, <text:time>02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8T02:21:23.96</dc:date>
    <meta:generator>OpenOffice/4.1.16$Win32 OpenOffice.org_project/4116m3$Build-9816</meta:generator>
    <meta:editing-duration>P1DT22H16M59S</meta:editing-duration>
    <meta:editing-cycles>293</meta:editing-cycles>
    <meta:document-statistic meta:table-count="16" meta:cell-count="1757" meta:object-count="0"/>
  </office:meta>
</office:document-meta>
</file>